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4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Preguntas Abiertas (Acertadas)</text:p>
          </table:table-cell>
          <table:table-cell office:value-type="string" calcext:value-type="string">
            <text:p>Agente Inteligente (Acertadas)</text:p>
          </table:table-cell>
          <table:table-cell office:value-type="string" calcext:value-type="string">
            <text:p>Calificación Preguntas Abiertas</text:p>
          </table:table-cell>
          <table:table-cell office:value-type="string" calcext:value-type="string">
            <text:p>Calificación Agentes Inteligentes</text:p>
          </table:table-cell>
          <table:table-cell office:value-type="string" calcext:value-type="string">
            <text:p>Porcentaje Correspondiente Preguntas Abiertas (0.7)</text:p>
          </table:table-cell>
          <table:table-cell office:value-type="string" calcext:value-type="string">
            <text:p>Porcentaje Correspondiente Agente Inteligente (0.3)</text:p>
          </table:table-cell>
          <table:table-cell table:style-name="Default" office:value-type="string" calcext:value-type="string">
            <text:p>Calificación Final</text:p>
          </table:table-cell>
          <table:table-cell office:value-type="string" calcext:value-type="string">
            <text:p>Calificación 2</text:p>
          </table:table-cell>
          <table:table-cell office:value-type="string" calcext:value-type="string">
            <text:p>Examen 3</text:p>
          </table:table-cell>
          <table:table-cell office:value-type="string" calcext:value-type="string">
            <text:p>Puntos Extra (Juego de Lógica)</text:p>
          </table:table-cell>
          <table:table-cell office:value-type="string" calcext:value-type="string">
            <text:p>Punto Extra Redes Semánticas</text:p>
          </table:table-cell>
        </table:table-row>
        <table:table-row table:style-name="ro1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formula="of:=[.C2]*10/8" office:value-type="float" office:value="0" calcext:value-type="float">
            <text:p>0</text:p>
          </table:table-cell>
          <table:table-cell table:formula="of:=[.D2]*10/36" office:value-type="float" office:value="0" calcext:value-type="float">
            <text:p>0</text:p>
          </table:table-cell>
          <table:table-cell table:formula="of:=[.E2]*0.7" office:value-type="float" office:value="0" calcext:value-type="float">
            <text:p>0</text:p>
          </table:table-cell>
          <table:table-cell table:formula="of:=[.F2]*0.3" office:value-type="float" office:value="0" calcext:value-type="float">
            <text:p>0</text:p>
          </table:table-cell>
          <table:table-cell table:formula="of:=[.G2]+[.H2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UTISTA SANTIAGO JOSÉ MANUE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C3]*10/8" office:value-type="float" office:value="6.25" calcext:value-type="float">
            <text:p>6.25</text:p>
          </table:table-cell>
          <table:table-cell table:formula="of:=[.D3]*10/36" office:value-type="float" office:value="7.77777777777778" calcext:value-type="float">
            <text:p>7.7777777778</text:p>
          </table:table-cell>
          <table:table-cell table:formula="of:=[.E3]*0.7" office:value-type="float" office:value="4.375" calcext:value-type="float">
            <text:p>4.375</text:p>
          </table:table-cell>
          <table:table-cell table:formula="of:=[.F3]*0.3" office:value-type="float" office:value="2.33333333333333" calcext:value-type="float">
            <text:p>2.3333333333</text:p>
          </table:table-cell>
          <table:table-cell table:formula="of:=[.G3]+[.H3]+1" office:value-type="float" office:value="7.70833333333333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 table:number-columns-repeated="2"/>
          <table:table-cell table:formula="of:=[.C4]*10/8" office:value-type="float" office:value="0" calcext:value-type="float">
            <text:p>0</text:p>
          </table:table-cell>
          <table:table-cell table:formula="of:=[.D4]*10/36" office:value-type="float" office:value="0" calcext:value-type="float">
            <text:p>0</text:p>
          </table:table-cell>
          <table:table-cell table:formula="of:=[.E4]*0.7" office:value-type="float" office:value="0" calcext:value-type="float">
            <text:p>0</text:p>
          </table:table-cell>
          <table:table-cell table:formula="of:=[.F4]*0.3" office:value-type="float" office:value="0" calcext:value-type="float">
            <text:p>0</text:p>
          </table:table-cell>
          <table:table-cell table:formula="of:=[.G4]+[.H4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 table:number-columns-repeated="2"/>
          <table:table-cell table:formula="of:=[.C5]*10/8" office:value-type="float" office:value="0" calcext:value-type="float">
            <text:p>0</text:p>
          </table:table-cell>
          <table:table-cell table:formula="of:=[.D5]*10/36" office:value-type="float" office:value="0" calcext:value-type="float">
            <text:p>0</text:p>
          </table:table-cell>
          <table:table-cell table:formula="of:=[.E5]*0.7" office:value-type="float" office:value="0" calcext:value-type="float">
            <text:p>0</text:p>
          </table:table-cell>
          <table:table-cell table:formula="of:=[.F5]*0.3" office:value-type="float" office:value="0" calcext:value-type="float">
            <text:p>0</text:p>
          </table:table-cell>
          <table:table-cell table:formula="of:=[.G5]+[.H5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formula="of:=[.C6]*10/8" office:value-type="float" office:value="0" calcext:value-type="float">
            <text:p>0</text:p>
          </table:table-cell>
          <table:table-cell table:formula="of:=[.D6]*10/36" office:value-type="float" office:value="0" calcext:value-type="float">
            <text:p>0</text:p>
          </table:table-cell>
          <table:table-cell table:formula="of:=[.E6]*0.7" office:value-type="float" office:value="0" calcext:value-type="float">
            <text:p>0</text:p>
          </table:table-cell>
          <table:table-cell table:formula="of:=[.F6]*0.3" office:value-type="float" office:value="0" calcext:value-type="float">
            <text:p>0</text:p>
          </table:table-cell>
          <table:table-cell table:formula="of:=[.G6]+[.H6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C7]*10/8" office:value-type="float" office:value="9.375" calcext:value-type="float">
            <text:p>9.375</text:p>
          </table:table-cell>
          <table:table-cell table:formula="of:=[.D7]*10/36" office:value-type="float" office:value="4.72222222222222" calcext:value-type="float">
            <text:p>4.7222222222</text:p>
          </table:table-cell>
          <table:table-cell table:formula="of:=[.E7]*0.7" office:value-type="float" office:value="6.5625" calcext:value-type="float">
            <text:p>6.5625</text:p>
          </table:table-cell>
          <table:table-cell table:formula="of:=[.F7]*0.3" office:value-type="float" office:value="1.41666666666667" calcext:value-type="float">
            <text:p>1.4166666667</text:p>
          </table:table-cell>
          <table:table-cell table:formula="of:=[.G7]+[.H7]+1" office:value-type="float" office:value="8.97916666666667" calcext:value-type="float">
            <text:p>9.0</text:p>
          </table:table-cell>
          <table:table-cell table:number-columns-repeated="4"/>
        </table:table-row>
        <table:table-row table:style-name="ro1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table:formula="of:=[.C8]*10/8" office:value-type="float" office:value="8.125" calcext:value-type="float">
            <text:p>8.125</text:p>
          </table:table-cell>
          <table:table-cell table:formula="of:=[.D8]*10/36" office:value-type="float" office:value="8.05555555555556" calcext:value-type="float">
            <text:p>8.0555555556</text:p>
          </table:table-cell>
          <table:table-cell table:formula="of:=[.E8]*0.7" office:value-type="float" office:value="5.6875" calcext:value-type="float">
            <text:p>5.6875</text:p>
          </table:table-cell>
          <table:table-cell table:formula="of:=[.F8]*0.3" office:value-type="float" office:value="2.41666666666667" calcext:value-type="float">
            <text:p>2.4166666667</text:p>
          </table:table-cell>
          <table:table-cell table:formula="of:=[.G8]+[.H8]+1" office:value-type="float" office:value="9.10416666666667" calcext:value-type="float">
            <text:p>9.1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ARCIA GARCIA GILBERTO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table:formula="of:=[.C9]*10/8" office:value-type="float" office:value="8.125" calcext:value-type="float">
            <text:p>8.125</text:p>
          </table:table-cell>
          <table:table-cell table:formula="of:=[.D9]*10/36" office:value-type="float" office:value="4.72222222222222" calcext:value-type="float">
            <text:p>4.7222222222</text:p>
          </table:table-cell>
          <table:table-cell table:formula="of:=[.E9]*0.7" office:value-type="float" office:value="5.6875" calcext:value-type="float">
            <text:p>5.6875</text:p>
          </table:table-cell>
          <table:table-cell table:formula="of:=[.F9]*0.3" office:value-type="float" office:value="1.41666666666667" calcext:value-type="float">
            <text:p>1.4166666667</text:p>
          </table:table-cell>
          <table:table-cell table:formula="of:=[.G9]+[.H9]+1" office:value-type="float" office:value="8.10416666666667" calcext:value-type="float">
            <text:p>8.1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10]*10/8" office:value-type="float" office:value="8.75" calcext:value-type="float">
            <text:p>8.75</text:p>
          </table:table-cell>
          <table:table-cell table:formula="of:=[.D10]*10/36" office:value-type="float" office:value="5.83333333333333" calcext:value-type="float">
            <text:p>5.8333333333</text:p>
          </table:table-cell>
          <table:table-cell table:formula="of:=[.E10]*0.7" office:value-type="float" office:value="6.125" calcext:value-type="float">
            <text:p>6.125</text:p>
          </table:table-cell>
          <table:table-cell table:formula="of:=[.F10]*0.3" office:value-type="float" office:value="1.75" calcext:value-type="float">
            <text:p>1.75</text:p>
          </table:table-cell>
          <table:table-cell table:formula="of:=[.G10]+[.H10]+1" office:value-type="float" office:value="8.875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1]*10/8" office:value-type="float" office:value="5.625" calcext:value-type="float">
            <text:p>5.625</text:p>
          </table:table-cell>
          <table:table-cell table:formula="of:=[.D11]*10/36" office:value-type="float" office:value="6.94444444444444" calcext:value-type="float">
            <text:p>6.9444444444</text:p>
          </table:table-cell>
          <table:table-cell table:formula="of:=[.E11]*0.7" office:value-type="float" office:value="3.9375" calcext:value-type="float">
            <text:p>3.9375</text:p>
          </table:table-cell>
          <table:table-cell table:formula="of:=[.F11]*0.3" office:value-type="float" office:value="2.08333333333333" calcext:value-type="float">
            <text:p>2.0833333333</text:p>
          </table:table-cell>
          <table:table-cell table:formula="of:=[.G11]+[.H11]+1" office:value-type="float" office:value="7.02083333333333" calcext:value-type="float">
            <text:p>7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C12]*10/8" office:value-type="float" office:value="10" calcext:value-type="float">
            <text:p>10</text:p>
          </table:table-cell>
          <table:table-cell table:formula="of:=[.D12]*10/36" office:value-type="float" office:value="8.88888888888889" calcext:value-type="float">
            <text:p>8.8888888889</text:p>
          </table:table-cell>
          <table:table-cell table:formula="of:=[.E12]*0.7" office:value-type="float" office:value="7" calcext:value-type="float">
            <text:p>7</text:p>
          </table:table-cell>
          <table:table-cell table:formula="of:=[.F12]*0.3" office:value-type="float" office:value="2.66666666666667" calcext:value-type="float">
            <text:p>2.6666666667</text:p>
          </table:table-cell>
          <table:table-cell table:formula="of:=[.G12]+[.H12]+1" office:value-type="float" office:value="10.6666666666667" calcext:value-type="float">
            <text:p>10.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formula="of:=[.C13]*10/8" office:value-type="float" office:value="6.875" calcext:value-type="float">
            <text:p>6.875</text:p>
          </table:table-cell>
          <table:table-cell table:formula="of:=[.D13]*10/36" office:value-type="float" office:value="5" calcext:value-type="float">
            <text:p>5</text:p>
          </table:table-cell>
          <table:table-cell table:formula="of:=[.E13]*0.7" office:value-type="float" office:value="4.8125" calcext:value-type="float">
            <text:p>4.8125</text:p>
          </table:table-cell>
          <table:table-cell table:formula="of:=[.F13]*0.3" office:value-type="float" office:value="1.5" calcext:value-type="float">
            <text:p>1.5</text:p>
          </table:table-cell>
          <table:table-cell table:formula="of:=[.G13]+[.H13]+1" office:value-type="float" office:value="7.3125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14]*10/8" office:value-type="float" office:value="7.5" calcext:value-type="float">
            <text:p>7.5</text:p>
          </table:table-cell>
          <table:table-cell table:formula="of:=[.D14]*10/36" office:value-type="float" office:value="5.83333333333333" calcext:value-type="float">
            <text:p>5.8333333333</text:p>
          </table:table-cell>
          <table:table-cell table:formula="of:=[.E14]*0.7" office:value-type="float" office:value="5.25" calcext:value-type="float">
            <text:p>5.25</text:p>
          </table:table-cell>
          <table:table-cell table:formula="of:=[.F14]*0.3" office:value-type="float" office:value="1.75" calcext:value-type="float">
            <text:p>1.75</text:p>
          </table:table-cell>
          <table:table-cell table:formula="of:=[.G14]+[.H14]+1" office:value-type="float" office:value="8" calcext:value-type="float">
            <text:p>8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formula="of:=[.C15]*10/8" office:value-type="float" office:value="9.375" calcext:value-type="float">
            <text:p>9.375</text:p>
          </table:table-cell>
          <table:table-cell table:formula="of:=[.D15]*10/36" office:value-type="float" office:value="5.55555555555556" calcext:value-type="float">
            <text:p>5.5555555556</text:p>
          </table:table-cell>
          <table:table-cell table:formula="of:=[.E15]*0.7" office:value-type="float" office:value="6.5625" calcext:value-type="float">
            <text:p>6.5625</text:p>
          </table:table-cell>
          <table:table-cell table:formula="of:=[.F15]*0.3" office:value-type="float" office:value="1.66666666666667" calcext:value-type="float">
            <text:p>1.6666666667</text:p>
          </table:table-cell>
          <table:table-cell table:formula="of:=[.G15]+[.H15]+1" office:value-type="float" office:value="9.22916666666667" calcext:value-type="float">
            <text:p>9.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16]*10/8" office:value-type="float" office:value="6.25" calcext:value-type="float">
            <text:p>6.25</text:p>
          </table:table-cell>
          <table:table-cell table:formula="of:=[.D16]*10/36" office:value-type="float" office:value="6.66666666666667" calcext:value-type="float">
            <text:p>6.6666666667</text:p>
          </table:table-cell>
          <table:table-cell table:formula="of:=[.E16]*0.7" office:value-type="float" office:value="4.375" calcext:value-type="float">
            <text:p>4.375</text:p>
          </table:table-cell>
          <table:table-cell table:formula="of:=[.F16]*0.3" office:value-type="float" office:value="2" calcext:value-type="float">
            <text:p>2</text:p>
          </table:table-cell>
          <table:table-cell table:formula="of:=[.G16]+[.H16]+1" office:value-type="float" office:value="7.375" calcext:value-type="float">
            <text:p>7.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7]*10/8" office:value-type="float" office:value="5.625" calcext:value-type="float">
            <text:p>5.625</text:p>
          </table:table-cell>
          <table:table-cell table:formula="of:=[.D17]*10/36" office:value-type="float" office:value="6.94444444444444" calcext:value-type="float">
            <text:p>6.9444444444</text:p>
          </table:table-cell>
          <table:table-cell table:formula="of:=[.E17]*0.7" office:value-type="float" office:value="3.9375" calcext:value-type="float">
            <text:p>3.9375</text:p>
          </table:table-cell>
          <table:table-cell table:formula="of:=[.F17]*0.3" office:value-type="float" office:value="2.08333333333333" calcext:value-type="float">
            <text:p>2.0833333333</text:p>
          </table:table-cell>
          <table:table-cell table:formula="of:=[.G17]+[.H17]+1" office:value-type="float" office:value="7.02083333333333" calcext:value-type="float">
            <text:p>7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18]*10/8" office:value-type="float" office:value="10" calcext:value-type="float">
            <text:p>10</text:p>
          </table:table-cell>
          <table:table-cell table:formula="of:=[.D18]*10/36" office:value-type="float" office:value="6.66666666666667" calcext:value-type="float">
            <text:p>6.6666666667</text:p>
          </table:table-cell>
          <table:table-cell table:formula="of:=[.E18]*0.7" office:value-type="float" office:value="7" calcext:value-type="float">
            <text:p>7</text:p>
          </table:table-cell>
          <table:table-cell table:formula="of:=[.F18]*0.3" office:value-type="float" office:value="2" calcext:value-type="float">
            <text:p>2</text:p>
          </table:table-cell>
          <table:table-cell table:formula="of:=[.G18]+[.H18]+1" office:value-type="float" office:value="10" calcext:value-type="float">
            <text:p>10.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table:number-columns-repeated="2"/>
          <table:table-cell table:formula="of:=[.C19]*10/8" office:value-type="float" office:value="0" calcext:value-type="float">
            <text:p>0</text:p>
          </table:table-cell>
          <table:table-cell table:formula="of:=[.D19]*10/36" office:value-type="float" office:value="0" calcext:value-type="float">
            <text:p>0</text:p>
          </table:table-cell>
          <table:table-cell table:formula="of:=[.E19]*0.7" office:value-type="float" office:value="0" calcext:value-type="float">
            <text:p>0</text:p>
          </table:table-cell>
          <table:table-cell table:formula="of:=[.F19]*0.3" office:value-type="float" office:value="0" calcext:value-type="float">
            <text:p>0</text:p>
          </table:table-cell>
          <table:table-cell table:formula="of:=[.G19]+[.H19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0]*10/8" office:value-type="float" office:value="10" calcext:value-type="float">
            <text:p>10</text:p>
          </table:table-cell>
          <table:table-cell table:formula="of:=[.D20]*10/36" office:value-type="float" office:value="5.55555555555556" calcext:value-type="float">
            <text:p>5.5555555556</text:p>
          </table:table-cell>
          <table:table-cell table:formula="of:=[.E20]*0.7" office:value-type="float" office:value="7" calcext:value-type="float">
            <text:p>7</text:p>
          </table:table-cell>
          <table:table-cell table:formula="of:=[.F20]*0.3" office:value-type="float" office:value="1.66666666666667" calcext:value-type="float">
            <text:p>1.6666666667</text:p>
          </table:table-cell>
          <table:table-cell table:formula="of:=[.G20]+[.H20]+1" office:value-type="float" office:value="9.66666666666667" calcext:value-type="float">
            <text:p>9.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21]*10/8" office:value-type="float" office:value="7.5" calcext:value-type="float">
            <text:p>7.5</text:p>
          </table:table-cell>
          <table:table-cell table:formula="of:=[.D21]*10/36" office:value-type="float" office:value="5.83333333333333" calcext:value-type="float">
            <text:p>5.8333333333</text:p>
          </table:table-cell>
          <table:table-cell table:formula="of:=[.E21]*0.7" office:value-type="float" office:value="5.25" calcext:value-type="float">
            <text:p>5.25</text:p>
          </table:table-cell>
          <table:table-cell table:formula="of:=[.F21]*0.3" office:value-type="float" office:value="1.75" calcext:value-type="float">
            <text:p>1.75</text:p>
          </table:table-cell>
          <table:table-cell table:formula="of:=[.G21]+[.H21]+1" office:value-type="float" office:value="8" calcext:value-type="float">
            <text:p>8.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22]*10/8" office:value-type="float" office:value="7.5" calcext:value-type="float">
            <text:p>7.5</text:p>
          </table:table-cell>
          <table:table-cell table:formula="of:=[.D22]*10/36" office:value-type="float" office:value="5" calcext:value-type="float">
            <text:p>5</text:p>
          </table:table-cell>
          <table:table-cell table:formula="of:=[.E22]*0.7" office:value-type="float" office:value="5.25" calcext:value-type="float">
            <text:p>5.25</text:p>
          </table:table-cell>
          <table:table-cell table:formula="of:=[.F22]*0.3" office:value-type="float" office:value="1.5" calcext:value-type="float">
            <text:p>1.5</text:p>
          </table:table-cell>
          <table:table-cell table:formula="of:=[.G22]+[.H22]+1" office:value-type="float" office:value="7.75" calcext:value-type="float">
            <text:p>7.8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C23]*10/8" office:value-type="float" office:value="5" calcext:value-type="float">
            <text:p>5</text:p>
          </table:table-cell>
          <table:table-cell table:formula="of:=[.D23]*10/36" office:value-type="float" office:value="6.66666666666667" calcext:value-type="float">
            <text:p>6.6666666667</text:p>
          </table:table-cell>
          <table:table-cell table:formula="of:=[.E23]*0.7" office:value-type="float" office:value="3.5" calcext:value-type="float">
            <text:p>3.5</text:p>
          </table:table-cell>
          <table:table-cell table:formula="of:=[.F23]*0.3" office:value-type="float" office:value="2" calcext:value-type="float">
            <text:p>2</text:p>
          </table:table-cell>
          <table:table-cell table:formula="of:=[.G23]+[.H23]+1"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.5" calcext:value-type="float">
            <text:p>6.5</text:p>
          </table:table-cell>
          <table:table-cell office:value-type="float" office:value="26" calcext:value-type="float">
            <text:p>26</text:p>
          </table:table-cell>
          <table:table-cell table:formula="of:=[.C24]*10/8" office:value-type="float" office:value="8.125" calcext:value-type="float">
            <text:p>8.125</text:p>
          </table:table-cell>
          <table:table-cell table:formula="of:=[.D24]*10/36" office:value-type="float" office:value="7.22222222222222" calcext:value-type="float">
            <text:p>7.2222222222</text:p>
          </table:table-cell>
          <table:table-cell table:formula="of:=[.E24]*0.7" office:value-type="float" office:value="5.6875" calcext:value-type="float">
            <text:p>5.6875</text:p>
          </table:table-cell>
          <table:table-cell table:formula="of:=[.F24]*0.3" office:value-type="float" office:value="2.16666666666667" calcext:value-type="float">
            <text:p>2.1666666667</text:p>
          </table:table-cell>
          <table:table-cell table:formula="of:=[.G24]+[.H24]+1" office:value-type="float" office:value="8.85416666666667" calcext:value-type="float">
            <text:p>8.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C25]*10/8" office:value-type="float" office:value="8.75" calcext:value-type="float">
            <text:p>8.75</text:p>
          </table:table-cell>
          <table:table-cell table:formula="of:=[.D25]*10/36" office:value-type="float" office:value="7.77777777777778" calcext:value-type="float">
            <text:p>7.7777777778</text:p>
          </table:table-cell>
          <table:table-cell table:formula="of:=[.E25]*0.7" office:value-type="float" office:value="6.125" calcext:value-type="float">
            <text:p>6.125</text:p>
          </table:table-cell>
          <table:table-cell table:formula="of:=[.F25]*0.3" office:value-type="float" office:value="2.33333333333333" calcext:value-type="float">
            <text:p>2.3333333333</text:p>
          </table:table-cell>
          <table:table-cell table:formula="of:=[.G25]+[.H25]+1" office:value-type="float" office:value="9.45833333333333" calcext:value-type="float">
            <text:p>9.5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6]*10/8" office:value-type="float" office:value="3.75" calcext:value-type="float">
            <text:p>3.75</text:p>
          </table:table-cell>
          <table:table-cell table:formula="of:=[.D26]*10/36" office:value-type="float" office:value="7.5" calcext:value-type="float">
            <text:p>7.5</text:p>
          </table:table-cell>
          <table:table-cell table:formula="of:=[.E26]*0.7" office:value-type="float" office:value="2.625" calcext:value-type="float">
            <text:p>2.625</text:p>
          </table:table-cell>
          <table:table-cell table:formula="of:=[.F26]*0.3" office:value-type="float" office:value="2.25" calcext:value-type="float">
            <text:p>2.25</text:p>
          </table:table-cell>
          <table:table-cell table:formula="of:=[.G26]+[.H26]+1" office:value-type="float" office:value="5.875" calcext:value-type="float">
            <text:p>5.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C27]*10/8" office:value-type="float" office:value="7.5" calcext:value-type="float">
            <text:p>7.5</text:p>
          </table:table-cell>
          <table:table-cell table:formula="of:=[.D27]*10/36" office:value-type="float" office:value="5.27777777777778" calcext:value-type="float">
            <text:p>5.2777777778</text:p>
          </table:table-cell>
          <table:table-cell table:formula="of:=[.E27]*0.7" office:value-type="float" office:value="5.25" calcext:value-type="float">
            <text:p>5.25</text:p>
          </table:table-cell>
          <table:table-cell table:formula="of:=[.F27]*0.3" office:value-type="float" office:value="1.58333333333333" calcext:value-type="float">
            <text:p>1.5833333333</text:p>
          </table:table-cell>
          <table:table-cell table:formula="of:=[.G27]+[.H27]+1" office:value-type="float" office:value="7.83333333333333" calcext:value-type="float">
            <text:p>7.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C28]*10/8" office:value-type="float" office:value="6.25" calcext:value-type="float">
            <text:p>6.25</text:p>
          </table:table-cell>
          <table:table-cell table:formula="of:=[.D28]*10/36" office:value-type="float" office:value="5.27777777777778" calcext:value-type="float">
            <text:p>5.2777777778</text:p>
          </table:table-cell>
          <table:table-cell table:formula="of:=[.E28]*0.7" office:value-type="float" office:value="4.375" calcext:value-type="float">
            <text:p>4.375</text:p>
          </table:table-cell>
          <table:table-cell table:formula="of:=[.F28]*0.3" office:value-type="float" office:value="1.58333333333333" calcext:value-type="float">
            <text:p>1.5833333333</text:p>
          </table:table-cell>
          <table:table-cell table:formula="of:=[.G28]+[.H28]+1" office:value-type="float" office:value="6.95833333333333" calcext:value-type="float">
            <text:p>7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9]*10/8" office:value-type="float" office:value="7.5" calcext:value-type="float">
            <text:p>7.5</text:p>
          </table:table-cell>
          <table:table-cell table:formula="of:=[.D29]*10/36" office:value-type="float" office:value="6.38888888888889" calcext:value-type="float">
            <text:p>6.3888888889</text:p>
          </table:table-cell>
          <table:table-cell table:formula="of:=[.E29]*0.7" office:value-type="float" office:value="5.25" calcext:value-type="float">
            <text:p>5.25</text:p>
          </table:table-cell>
          <table:table-cell table:formula="of:=[.F29]*0.3" office:value-type="float" office:value="1.91666666666667" calcext:value-type="float">
            <text:p>1.9166666667</text:p>
          </table:table-cell>
          <table:table-cell table:formula="of:=[.G29]+[.H29]+1" office:value-type="float" office:value="8.16666666666667" calcext:value-type="float">
            <text:p>8.2</text:p>
          </table:table-cell>
          <table:table-cell table:number-columns-repeated="4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30]*10/8" office:value-type="float" office:value="7.5" calcext:value-type="float">
            <text:p>7.5</text:p>
          </table:table-cell>
          <table:table-cell table:formula="of:=[.D30]*10/36" office:value-type="float" office:value="7.22222222222222" calcext:value-type="float">
            <text:p>7.2222222222</text:p>
          </table:table-cell>
          <table:table-cell table:formula="of:=[.E30]*0.7" office:value-type="float" office:value="5.25" calcext:value-type="float">
            <text:p>5.25</text:p>
          </table:table-cell>
          <table:table-cell table:formula="of:=[.F30]*0.3" office:value-type="float" office:value="2.16666666666667" calcext:value-type="float">
            <text:p>2.1666666667</text:p>
          </table:table-cell>
          <table:table-cell table:formula="of:=[.G30]+[.H30]+1" office:value-type="float" office:value="8.41666666666667" calcext:value-type="float">
            <text:p>8.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1]*10/8" office:value-type="float" office:value="7.5" calcext:value-type="float">
            <text:p>7.5</text:p>
          </table:table-cell>
          <table:table-cell table:formula="of:=[.D31]*10/36" office:value-type="float" office:value="8.33333333333333" calcext:value-type="float">
            <text:p>8.3333333333</text:p>
          </table:table-cell>
          <table:table-cell table:formula="of:=[.E31]*0.7" office:value-type="float" office:value="5.25" calcext:value-type="float">
            <text:p>5.25</text:p>
          </table:table-cell>
          <table:table-cell table:formula="of:=[.F31]*0.3" office:value-type="float" office:value="2.5" calcext:value-type="float">
            <text:p>2.5</text:p>
          </table:table-cell>
          <table:table-cell table:formula="of:=[.G31]+[.H31]+1" office:value-type="float" office:value="8.75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32]*10/8" office:value-type="float" office:value="10" calcext:value-type="float">
            <text:p>10</text:p>
          </table:table-cell>
          <table:table-cell table:formula="of:=[.D32]*10/36" office:value-type="float" office:value="6.66666666666667" calcext:value-type="float">
            <text:p>6.6666666667</text:p>
          </table:table-cell>
          <table:table-cell table:formula="of:=[.E32]*0.7" office:value-type="float" office:value="7" calcext:value-type="float">
            <text:p>7</text:p>
          </table:table-cell>
          <table:table-cell table:formula="of:=[.F32]*0.3" office:value-type="float" office:value="2" calcext:value-type="float">
            <text:p>2</text:p>
          </table:table-cell>
          <table:table-cell table:formula="of:=[.G32]+[.H32]+1" office:value-type="float" office:value="10" calcext:value-type="float">
            <text:p>10.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formula="of:=[.C33]*10/8" office:value-type="float" office:value="5.625" calcext:value-type="float">
            <text:p>5.625</text:p>
          </table:table-cell>
          <table:table-cell table:formula="of:=[.D33]*10/36" office:value-type="float" office:value="4.72222222222222" calcext:value-type="float">
            <text:p>4.7222222222</text:p>
          </table:table-cell>
          <table:table-cell table:formula="of:=[.E33]*0.7" office:value-type="float" office:value="3.9375" calcext:value-type="float">
            <text:p>3.9375</text:p>
          </table:table-cell>
          <table:table-cell table:formula="of:=[.F33]*0.3" office:value-type="float" office:value="1.41666666666667" calcext:value-type="float">
            <text:p>1.4166666667</text:p>
          </table:table-cell>
          <table:table-cell table:formula="of:=[.G33]+[.H33]+1" office:value-type="float" office:value="6.35416666666667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34]*10/8" office:value-type="float" office:value="7.5" calcext:value-type="float">
            <text:p>7.5</text:p>
          </table:table-cell>
          <table:table-cell table:formula="of:=[.D34]*10/36" office:value-type="float" office:value="6.66666666666667" calcext:value-type="float">
            <text:p>6.6666666667</text:p>
          </table:table-cell>
          <table:table-cell table:formula="of:=[.E34]*0.7" office:value-type="float" office:value="5.25" calcext:value-type="float">
            <text:p>5.25</text:p>
          </table:table-cell>
          <table:table-cell table:formula="of:=[.F34]*0.3" office:value-type="float" office:value="2" calcext:value-type="float">
            <text:p>2</text:p>
          </table:table-cell>
          <table:table-cell table:formula="of:=[.G34]+[.H34]+1" office:value-type="float" office:value="8.25" calcext:value-type="float">
            <text:p>8.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C35]*10/8" office:value-type="float" office:value="8.75" calcext:value-type="float">
            <text:p>8.75</text:p>
          </table:table-cell>
          <table:table-cell table:formula="of:=[.D35]*10/36" office:value-type="float" office:value="8.33333333333333" calcext:value-type="float">
            <text:p>8.3333333333</text:p>
          </table:table-cell>
          <table:table-cell table:formula="of:=[.E35]*0.7" office:value-type="float" office:value="6.125" calcext:value-type="float">
            <text:p>6.125</text:p>
          </table:table-cell>
          <table:table-cell table:formula="of:=[.F35]*0.3" office:value-type="float" office:value="2.5" calcext:value-type="float">
            <text:p>2.5</text:p>
          </table:table-cell>
          <table:table-cell table:formula="of:=[.G35]+[.H35]+1" office:value-type="float" office:value="9.625" calcext:value-type="float">
            <text:p>9.6</text:p>
          </table:table-cell>
          <table:table-cell table:number-columns-repeated="4"/>
        </table:table-row>
        <table:table-row table:style-name="ro1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table:formula="of:=[.C36]*10/8" office:value-type="float" office:value="9.375" calcext:value-type="float">
            <text:p>9.375</text:p>
          </table:table-cell>
          <table:table-cell table:formula="of:=[.D36]*10/36" office:value-type="float" office:value="7.77777777777778" calcext:value-type="float">
            <text:p>7.7777777778</text:p>
          </table:table-cell>
          <table:table-cell table:formula="of:=[.E36]*0.7" office:value-type="float" office:value="6.5625" calcext:value-type="float">
            <text:p>6.5625</text:p>
          </table:table-cell>
          <table:table-cell table:formula="of:=[.F36]*0.3" office:value-type="float" office:value="2.33333333333333" calcext:value-type="float">
            <text:p>2.3333333333</text:p>
          </table:table-cell>
          <table:table-cell table:formula="of:=[.G36]+[.H36]+1" office:value-type="float" office:value="9.89583333333333" calcext:value-type="float">
            <text:p>9.9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table:formula="of:=[.C37]*10/8" office:value-type="float" office:value="4.375" calcext:value-type="float">
            <text:p>4.375</text:p>
          </table:table-cell>
          <table:table-cell table:formula="of:=[.D37]*10/36" office:value-type="float" office:value="5.83333333333333" calcext:value-type="float">
            <text:p>5.8333333333</text:p>
          </table:table-cell>
          <table:table-cell table:formula="of:=[.E37]*0.7" office:value-type="float" office:value="3.0625" calcext:value-type="float">
            <text:p>3.0625</text:p>
          </table:table-cell>
          <table:table-cell table:formula="of:=[.F37]*0.3" office:value-type="float" office:value="1.75" calcext:value-type="float">
            <text:p>1.75</text:p>
          </table:table-cell>
          <table:table-cell table:formula="of:=[.G37]+[.H37]+1" office:value-type="float" office:value="5.8125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C38]*10/8" office:value-type="float" office:value="6.25" calcext:value-type="float">
            <text:p>6.25</text:p>
          </table:table-cell>
          <table:table-cell table:formula="of:=[.D38]*10/36" office:value-type="float" office:value="7.5" calcext:value-type="float">
            <text:p>7.5</text:p>
          </table:table-cell>
          <table:table-cell table:formula="of:=[.E38]*0.7" office:value-type="float" office:value="4.375" calcext:value-type="float">
            <text:p>4.375</text:p>
          </table:table-cell>
          <table:table-cell table:formula="of:=[.F38]*0.3" office:value-type="float" office:value="2.25" calcext:value-type="float">
            <text:p>2.25</text:p>
          </table:table-cell>
          <table:table-cell table:formula="of:=[.G38]+[.H38]+1" office:value-type="float" office:value="7.625" calcext:value-type="float">
            <text:p>7.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C39]*10/8" office:value-type="float" office:value="7.5" calcext:value-type="float">
            <text:p>7.5</text:p>
          </table:table-cell>
          <table:table-cell table:formula="of:=[.D39]*10/36" office:value-type="float" office:value="4.72222222222222" calcext:value-type="float">
            <text:p>4.7222222222</text:p>
          </table:table-cell>
          <table:table-cell table:formula="of:=[.E39]*0.7" office:value-type="float" office:value="5.25" calcext:value-type="float">
            <text:p>5.25</text:p>
          </table:table-cell>
          <table:table-cell table:formula="of:=[.F39]*0.3" office:value-type="float" office:value="1.41666666666667" calcext:value-type="float">
            <text:p>1.4166666667</text:p>
          </table:table-cell>
          <table:table-cell table:formula="of:=[.G39]+[.H39]+1" office:value-type="float" office:value="7.6666666666666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40]*10/8" office:value-type="float" office:value="7.5" calcext:value-type="float">
            <text:p>7.5</text:p>
          </table:table-cell>
          <table:table-cell table:formula="of:=[.D40]*10/36" office:value-type="float" office:value="7.22222222222222" calcext:value-type="float">
            <text:p>7.2222222222</text:p>
          </table:table-cell>
          <table:table-cell table:formula="of:=[.E40]*0.7" office:value-type="float" office:value="5.25" calcext:value-type="float">
            <text:p>5.25</text:p>
          </table:table-cell>
          <table:table-cell table:formula="of:=[.F40]*0.3" office:value-type="float" office:value="2.16666666666667" calcext:value-type="float">
            <text:p>2.1666666667</text:p>
          </table:table-cell>
          <table:table-cell table:formula="of:=[.G40]+[.H40]+1" office:value-type="float" office:value="8.41666666666667" calcext:value-type="float">
            <text:p>8.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formula="of:=[.C41]*10/8" office:value-type="float" office:value="5.625" calcext:value-type="float">
            <text:p>5.625</text:p>
          </table:table-cell>
          <table:table-cell table:formula="of:=[.D41]*10/36" office:value-type="float" office:value="7.22222222222222" calcext:value-type="float">
            <text:p>7.2222222222</text:p>
          </table:table-cell>
          <table:table-cell table:formula="of:=[.E41]*0.7" office:value-type="float" office:value="3.9375" calcext:value-type="float">
            <text:p>3.9375</text:p>
          </table:table-cell>
          <table:table-cell table:formula="of:=[.F41]*0.3" office:value-type="float" office:value="2.16666666666667" calcext:value-type="float">
            <text:p>2.1666666667</text:p>
          </table:table-cell>
          <table:table-cell table:formula="of:=[.G41]+[.H41]+1" office:value-type="float" office:value="7.10416666666667" calcext:value-type="float">
            <text:p>7.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C42]*10/8" office:value-type="float" office:value="3.125" calcext:value-type="float">
            <text:p>3.125</text:p>
          </table:table-cell>
          <table:table-cell table:formula="of:=[.D42]*10/36" office:value-type="float" office:value="5" calcext:value-type="float">
            <text:p>5</text:p>
          </table:table-cell>
          <table:table-cell table:formula="of:=[.E42]*0.7" office:value-type="float" office:value="2.1875" calcext:value-type="float">
            <text:p>2.1875</text:p>
          </table:table-cell>
          <table:table-cell table:formula="of:=[.F42]*0.3" office:value-type="float" office:value="1.5" calcext:value-type="float">
            <text:p>1.5</text:p>
          </table:table-cell>
          <table:table-cell table:formula="of:=[.G42]+[.H42]+1" office:value-type="float" office:value="4.6875" calcext:value-type="float">
            <text:p>4.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formula="of:=[.C43]*10/8" office:value-type="float" office:value="8.125" calcext:value-type="float">
            <text:p>8.125</text:p>
          </table:table-cell>
          <table:table-cell table:formula="of:=[.D43]*10/36" office:value-type="float" office:value="5.55555555555556" calcext:value-type="float">
            <text:p>5.5555555556</text:p>
          </table:table-cell>
          <table:table-cell table:formula="of:=[.E43]*0.7" office:value-type="float" office:value="5.6875" calcext:value-type="float">
            <text:p>5.6875</text:p>
          </table:table-cell>
          <table:table-cell table:formula="of:=[.F43]*0.3" office:value-type="float" office:value="1.66666666666667" calcext:value-type="float">
            <text:p>1.6666666667</text:p>
          </table:table-cell>
          <table:table-cell table:formula="of:=[.G43]+[.H43]+1" office:value-type="float" office:value="8.35416666666667" calcext:value-type="float">
            <text:p>8.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table:formula="of:=[.C44]*10/8" office:value-type="float" office:value="8.125" calcext:value-type="float">
            <text:p>8.125</text:p>
          </table:table-cell>
          <table:table-cell table:formula="of:=[.D44]*10/36" office:value-type="float" office:value="6.11111111111111" calcext:value-type="float">
            <text:p>6.1111111111</text:p>
          </table:table-cell>
          <table:table-cell table:formula="of:=[.E44]*0.7" office:value-type="float" office:value="5.6875" calcext:value-type="float">
            <text:p>5.6875</text:p>
          </table:table-cell>
          <table:table-cell table:formula="of:=[.F44]*0.3" office:value-type="float" office:value="1.83333333333333" calcext:value-type="float">
            <text:p>1.8333333333</text:p>
          </table:table-cell>
          <table:table-cell table:formula="of:=[.G44]+[.H44]+1" office:value-type="float" office:value="8.52083333333333" calcext:value-type="float">
            <text:p>8.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23:13:23.3377146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2:58:32.257613417</meta:creation-date>
    <dc:date>2014-06-18T23:27:23.887914909</dc:date>
    <meta:editing-duration>PT3H53M37S</meta:editing-duration>
    <meta:editing-cycles>15</meta:editing-cycles>
    <meta:generator>LibreOffice/4.2.4.2$Linux_X86_64 LibreOffice_project/03b94f25a57b5f9067cd17c38fa7509af5e551ea</meta:generator>
    <meta:document-statistic meta:table-count="1" meta:cell-count="423" meta:object-count="0"/>
  </office:meta>
</office:document-meta>
</file>